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>
      <style:paragraph-properties fo:text-align="end" style:justify-single-word="false"/>
      <style:text-properties style:font-name="Calibri" officeooo:paragraph-rsid="000b57d2"/>
    </style:style>
    <style:style style:name="P3" style:family="paragraph" style:parent-style-name="Heading_20_1">
      <style:text-properties style:font-name="Calibri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weight="bold" officeooo:rsid="000b57d2" officeooo:paragraph-rsid="000b57d2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weight="bold" officeooo:rsid="000b57d2" officeooo:paragraph-rsid="0012ac78" style:font-weight-asian="bold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officeooo:rsid="0013db5f" officeooo:paragraph-rsid="0013db5f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officeooo:rsid="0013db5f" officeooo:paragraph-rsid="0013db5f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font-name="Calibri"/>
    </style:style>
    <style:style style:name="fr1" style:family="graphic" style:parent-style-name="Graphics">
      <style:graphic-properties fo:margin-left="0.499cm" fo:margin-right="0cm" fo:margin-top="0cm" fo:margin-bottom="0cm" style:run-through="foreground" style:wrap="dynamic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0.53cm" svg:y="4.754cm" svg:width="8.467cm" svg:height="5.292cm" draw:z-index="0">
        <draw:image xlink:href="http://www.brunel.ac.uk/__data/assets/image/0010/419995/Amin-and-Dr-Benitsas-2.jpg" xlink:type="simple" xlink:show="embed" xlink:actuate="onLoad"/>
      </draw:frame>
      <text:h text:style-name="P3" text:outline-level="1">Hacked Kinect controller game changer for Parkinson’s </text:h>
      <text:p text:style-name="P2"/>
      <text:p text:style-name="P5">30 April 2015<text:tab/><text:tab/><text:tab/><text:tab/><text:tab/><text:tab/><text:tab/> <text:s text:c="8"/>Amin and Dr Banitsas <text:tab/><text:tab/><text:tab/><text:tab/></text:p>
      <text:p text:style-name="P4"/>
      <text:p text:style-name="P6">Scientists at Brunel University London have developed a system for Parkinson’s sufferers to counter two of the most common and <text:span text:style-name="T1">distressing</text:span> symptoms of the degenerative disease.</text:p>
      <text:p text:style-name="P6">Many patients are afflicted by freezing of <text:span text:style-name="T1">gait</text:span> (FOG) where suddenly, in <text:span text:style-name="T1">mid-stride</text:span>, the muscles freeze and they are left unable to move forward or they simply fall over.</text:p>
      <text:p text:style-name="P6">Previous research shows that giving visual clues such as projecting lines ahead on the floor “unfreezes” the muscles but current equipment has to be worn.</text:p>
      <text:p text:style-name="P6">But Dr Konstantinos Banitsas and PhD candidate Amin Amini Maghsoud Bigy have turned Microsoft’s Kinect computer games controller into a system that can be installed into a patient’s own home.</text:p>
      <text:p text:style-name="P6">Linked to a ceiling mounted laser, the Kinect can not only project <text:span text:style-name="T1">prompt</text:span> lines when the software detects a FOG incident but if a patient falls, the system not only detects that but also automatically triggers a video conferencing call.</text:p>
      <text:p text:style-name="P6">Said Dr Banitsas: “All the other systems require a patient to wear sensors and power packs where our solution is <text:span text:style-name="T1">unobtrusive</text:span> and covers a whole room.</text:p>
      <text:p text:style-name="P6">“By mounting the laser guide marker on the ceiling it can provide the visual clues in any direction. And it is only activated when a FOG incident occurs instead of having to be worn constantly.</text:p>
      <text:p text:style-name="P6">“The system has already passed proof of concept stage and we will shortly begin patient trials.”</text:p>
      <text:p text:style-name="P6"/>
      <text:p text:style-name="P7"><text:span text:style-name="Strong_20_Emphasis"><text:span text:style-name="T2">Story Source:</text:span></text:span></text:p>
      <text:section text:style-name="Sect1" text:name="story_source">
        <text:p text:style-name="Text_20_body"><text:span text:style-name="T2">The above post is reprinted from </text:span><text:a xlink:type="simple" xlink:href="http://www.brunel.ac.uk/news-and-events/news/news-items/ne_419734" office:target-frame-name="_blank" xlink:show="new"><text:span text:style-name="T2">materials</text:span></text:a><text:span text:style-name="T2"> provided by </text:span><text:a xlink:type="simple" xlink:href="http://www.brunel.ac.uk/" office:target-frame-name="_blank" xlink:show="new"><text:span text:style-name="Strong_20_Emphasis"><text:span text:style-name="T2">Brunel University</text:span></text:span></text:a><text:span text:style-name="T2">. </text:span><text:span text:style-name="Emphasis"><text:span text:style-name="T2">Note: Materials may be edited for content and length.</text:span></text:span></text:p>
      </text:section>
      <text:p text:style-name="P7"/>
      <text:p text:style-name="P7">http://www.sciencedaily.com/releases/2015/04/150430082712.ht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2S</meta:editing-duration>
    <meta:editing-cycles>10</meta:editing-cycles>
    <meta:generator>LibreOffice/4.1.4.2$Windows_x86 LibreOffice_project/0a0440ccc0227ad9829de5f46be37cfb6edcf72</meta:generator>
    <dc:date>2015-09-30T20:22:17.443000000</dc:date>
    <meta:document-statistic meta:table-count="0" meta:image-count="1" meta:object-count="0" meta:page-count="1" meta:paragraph-count="13" meta:word-count="264" meta:character-count="1674" meta:non-whitespace-character-count="1402"/>
    <meta:user-defined meta:name="Info 1"/>
    <meta:user-defined meta:name="Info 2"/>
    <meta:user-defined meta:name="Info 3"/>
    <meta:user-defined meta:name="Info 4"/>
  </office:meta>
</office:document-meta>
</file>